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3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PHYSICAL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2">
            <text:p>----SPECIAL----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EL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UNREL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L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UNRE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w</text:p>
          </table:table-cell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w</text:p>
          </table:table-cell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w</text:p>
          </table:table-cell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w</text:p>
          </table:table-cell>
          <table:table-cell office:value-type="string" calcext:value-type="string">
            <text:p>prec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o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enerosit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onesty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aughter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oyalt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sic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ight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ssion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pirit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10:54.233875836</meta:creation-date>
    <dc:date>2014-05-17T15:26:18.916178199</dc:date>
    <meta:editing-duration>PT1H10M14S</meta:editing-duration>
    <meta:editing-cycles>6</meta:editing-cycles>
    <meta:generator>LibreOffice/4.1.6.2$Linux_X86_64 LibreOffice_project/410m0$Build-2</meta:generator>
    <meta:document-statistic meta:table-count="1" meta:cell-count="60" meta:object-count="0"/>
  </office:meta>
</office:document-meta>
</file>